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edElementUtilsTests.getMergedAnnotationAttributesWithImplicitAliasesInMetaAnnotationOnCompos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edElementUtilsTests.getMergedAnnotationAttributesOnClassWithLocal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edElementUtilsTests.hasAnnotationOnClassWithMeta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edElementUtilsTests.assertGetMergedAnnotation( Class &lt; ? &gt; element , String ...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ClassWithInheritedAnnotation.handleParameterized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ElementUtilsTests.getMergedAnnotationAttributesFavorsLocalComposedAnnotationOverInherit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edElementUtilsTests.getMergedAnnotationAttributesWithAliasedCompos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edElementUtilsTests.findMergedAnnotationForMultipleMetaAnnotationsWithClashingAttribut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creteClassWithInheritedAnnotation.handleParameterize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ElementUtilsTests.findMergedAnnotationAttributesOnSubInheritedAnnotati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ElementUtilsTests.getMergedAnnotationAttributesFromInterfaceImplementedBy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edElementUtilsTests.isAnnotatedOnNon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ntionBasedAnnotationAttributeOverrideTests.getMergedAnnotationAttributesWithHalfConventionBasedAndHalfAliasedComposedAnnot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edElementUtilsTests.findMergedAnnotationAttributesOnSubSubInheritedAnnotati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ElementUtilsTests.findMergedAnnotationAttributesInheritedFromAbstrac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getMergedAnnotationWithTransitiveImplicitAliasesWithSkippedLevelWithSingleElementOverridingAnArrayViaAlias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ntionBasedAnnotationAttributeOverrideTests.getMergedAnnotationAttributesWithConventionBasedCompos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ventionBasedAnnotationAttributeOverrideTests.findMergedAnnotationWithLocalAliasesThatConflictWithAttributesInMetaAnnotationByConven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edElementUtilsTests.getMergedAnnotationWithImplicitAliasesForSameAttributeInCompos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getMergedAnnotationAttributesOnNonInheritedAnnotati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edElementUtilsTests.isAnnotatedWithNameOnNon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getAllAnnotationAttributesFavorsInheritedComposedAnnotationsOverMoreLocallyDeclaredCompos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findMergedAnnotationAttributesFromBridgeMetho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nnotatedElementUtilsTests.hasMetaAnnotationTypesOnClassWithMetaDepth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findMergedAnnotationAttributesOnMethodWithComposedMetaTransactional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edElementUtilsTests.getMergedAnnotationWithTransitiveImplicitAliasesWithSingleElementOverridingAnArrayViaAlias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findAndSynthesizeAnnotationAttributesOnClassWithAttributeAliasesInTarge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notatedElementUtilsTests.javaxAnnotationTypeViaFindMerg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ElementUtilsTests.javaxMetaAnnotationTypeViaFindMerg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ElementUtilsTests.getAllAnnotationAttributesFavorsInheritedAnnotationsOverMoreLocallyDeclaredCompos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findMethodAnnotationFromGeneric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composedTransaction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ElementUtilsTests.getMergedRepeatableAnnotationsWithContainerWithMultipl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edElementUtilsTests.findMergedAnnotationAttributesInheritedFromInterfac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findMethodAnnotationFromGeneric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getMergedAnnotationOnThreeDeepMetaWith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getAllAnnotationAttributesOnLa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edElementUtilsTests.findMergedAnnotationAttributesOnNonInheritedAnnotati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ntionBasedAnnotationAttributeOverrideTests.findMergedAnnotationAttributesWithSingleElementOverridingAnArrayViaConven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findMergedAnnotationAttributesOnInheritedAnnotati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ElementUtilsTests.getMergedAnnotationAttributesWithShadowedAliasCompos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edElementUtilsTests.getMetaAnnotationTypesOnClassWithMetaDepth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lServiceImpl.do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assertComponentScanAttributes( Class &lt; ? &gt; element , String ...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ventionBasedAnnotationAttributeOverrideTests.getMergedAnnotationAttributesWithHalfConventionBasedAndHalfAliasedComposedAnnotation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GenericParameter.getFor( Integer 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getAllAnnotationAttributesOnJavax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edElementUtilsTests.getMergedAnnotationAttributesFavorsInheritedAnnotationsOverMoreLocallyDeclaredComposed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edElementUtilsTests.findMergedAnnotationAttributes( AnnotatedElement element , Class &lt; ? extends Annotation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getAllAnnotationAttributesOnClassWithLocalComposedAnnotationAndInherit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findMergedAnnotationWithAttributeAliasesInTarget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edElementUtilsTests.getAllMergedAnnotationsOnClassWit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assertWebMapping( Annotated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edElementUtilsTests.findMergedAnnotationAttributesOnClassWithMetaAndLocalTx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findMergedAnnotationAttributesOnClassWithAttributeAliasInComposedAnnotationAndNestedAnnotationsInTarge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edElementUtilsTests.getMergedAnnotationAttributesOnMetaCycleAnnotatedClassWithMissingTarget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ElementUtilsTests.hasMetaAnnotationTypesOnClassWithMetaDepth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ElementUtilsTests.getMergedAnnotationAttributesWithAliasedValueCompos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creteClassWithInheritedAnnotation.handleFrom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ElementUtilsTests.findMergedAnnotationAttributesInheritedFromBridg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getAllAnnotationAttributesOnNon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forAnnotationsCreatesCopyOfArrayOnEach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edElementUtilsTests.getMergedAnnotationWithTransitiveImplicit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getAllAnnotationAttributesOnClassWithLocalAnnotationThatShadowsAnnotationFrom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getMetaAnnotationTypesOnClassWithMetaDepth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edElementUtilsTests.getMergedAnnotationWithAliasedValueCompos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getMergedAnnotationAttributesOnClassWithLocalAnnotationThatShadowsAnnotationFrom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creteClassWithInheritedAnnotation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ElementUtilsTests.findMergedAnnotationAttributesOnSubNonInheritedAnnotati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ElementUtilsTests.isAnnotatedForPlai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edElementUtilsTests.findMergedAnnotationAttributesOnClassWithComposedMetaTransactional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edElementUtilsTests.getMergedAnnotationAttributesFavorsInheritedComposedAnnotationsOverMoreLocallyDeclaredComposed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edElementUtilsTests.isAnnotatedOnClassWithMeta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edElementUtilsTests.findMergedRepeatableAnnotationsWithContainerWithMultipl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edElementUtilsTests.getMergedAnnotationAttributesOnInheritedAnnotati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edElementUtilsTests.findMergedAnnotationOnClassWithComposedMetaTransactional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edElementUtilsTests.findMergedAnnotationAttributesOnClassWithBothAttributesOfAnAliasPairDecl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hasMetaAnnotationTypesOnNon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findMergedAnnotationWithSingleElementOverridingAnArrayViaAlias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ElementUtilsTests.getMetaAnnotationTypesOnNon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ElementUtilsTests.names( Class &lt; ? &gt; ... 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getMergedAnnotationWithTransitiveImplicitAliasesWithSkipped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javaLangAnnotationTypeViaFindMerg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nullableAnnotationTypeViaFindMerg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ElementUtilsTests.hasMetaAnnotationTypesOnClassWithMetaDepth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findMergedAnnotationOnMethodWithComposedMetaTransactional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edElementUtilsTests.findMergedAnnotationAttributesWithSingleElementOverridingAnArrayViaAlias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findMergedAnnotationAttributesOnSubSubNonInheritedAnnotati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ntionBasedAnnotationAttributeOverrideTests.findMergedAnnotationWithSingleElementOverridingAnArrayViaConven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getMergedAnnotationWithImplicitAliasesInMetaAnnotationOnCompos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edElementUtilsTests.getAllAnnotationAttributesOnClassWithMultipleCompos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hasAnnotationForPlai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GenericParameter.getFor( Class &lt; String &gt;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ntionBasedAnnotationAttributeOverrideTests.getMergedAnnotationAttributesWithInvalidConventionBasedCompos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edElementUtilsTests.hasAnnotationOnNon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Tests.getMergedAnnotationWithImplicitAliasesWithDefaultsInMetaAnnotationOnCompos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edElementUtilsTests.getAllAnnotationAttributesOnClassWithLocal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findAllMergedAnnotationsOnClassWit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Tests.isAnnotatedWithNameOnClassWithMeta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